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600000096BC068619.png"/>
  <manifest:file-entry manifest:media-type="image/png" manifest:full-path="Pictures/100000000000024E00000193BF18007D.png"/>
  <manifest:file-entry manifest:media-type="image/png" manifest:full-path="Pictures/10000000000001180000005AD381ECD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99ff" draw:textarea-horizontal-align="justify" draw:textarea-vertical-align="top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7cm, 0.787cm, 0.533cm, 1.575cm)" draw:image-opacity="100%" style:mirror="none"/>
    </style:style>
    <style:style style:name="gr7" style:family="graphic" style:parent-style-name="standard">
      <style:graphic-properties svg:stroke-width="0.051cm" draw:marker-start="Arrow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.2cm" fo:margin-bottom="0.2cm" fo:line-height="100%" fo:text-align="center" fo:text-indent="0cm"/>
    </style:style>
    <style:style style:name="P2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4" style:family="text">
      <style:text-properties fo:font-family="'DejaVu Sans'" style:font-style-name="Condensed" style:font-family-generic="swiss" style:font-family-asian="'DejaVu Sans'" style:font-style-name-asian="Condensed" style:font-family-generic-asian="swiss" style:font-family-complex="'DejaVu Sans'" style:font-style-name-complex="Condensed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41cm" svg:height="4.323cm" svg:x="1.317cm" svg:y="9.62cm">
          <text:p text:style-name="P1"><text:span text:style-name="T1">Kess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41cm" svg:height="10.725cm" svg:x="1.243cm" svg:y="14.988cm">
          <text:p text:style-name="P1"><text:span text:style-name="T1">Of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3.689cm" svg:height="0.894cm" svg:x="4.621cm" svg:y="11.403cm">
          <text:p text:style-name="P2"><text:span text:style-name="T2">θ</text:span><text:span text:style-name="T3">vorlau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9" draw:layer="layout" svg:width="3.689cm" svg:height="0.894cm" svg:x="4.547cm" svg:y="16.732cm">
          <text:p text:style-name="P2"><text:span text:style-name="T4">θ</text:span><text:span text:style-name="T3">abga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7" draw:layer="layout" svg:width="3.689cm" svg:height="0.894cm" svg:x="4.546cm" svg:y="18.296cm">
          <text:p text:style-name="P2"><text:span text:style-name="T2">λ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6" draw:layer="layout" svg:width="3.689cm" svg:height="0.894cm" svg:x="4.657cm" svg:y="23.962cm">
          <text:p text:style-name="P2"><text:span text:style-name="T2">ω</text:span><text:span text:style-name="T3">lüf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784cm" svg:height="14.236cm" svg:x="10.806cm" svg:y="10.769cm"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4" draw:layer="layout" svg:width="4.321cm" svg:height="3.056cm" svg:x="11.49cm" svg:y="20.865cm">
          <text:p text:style-name="P2">FU</text:p>
          <draw:enhanced-geometry svg:viewBox="0 0 21600 21600" draw:type="rectangle" draw:enhanced-path="M 0 0 L 21600 0 21600 21600 0 21600 0 0 Z N"/>
        </draw:custom-shape>
        <draw:custom-shape draw:style-name="gr3" draw:text-style-name="P2" draw:id="id3" draw:layer="layout" svg:width="4.323cm" svg:height="3.056cm" svg:x="14.59cm" svg:y="14.234cm">
          <text:p text:style-name="P2">CPU</text:p>
          <text:p text:style-name="P2"/>
          <text:p text:style-name="P2">Atmel</text:p>
          <draw:enhanced-geometry svg:viewBox="0 0 21600 21600" draw:type="rectangle" draw:enhanced-path="M 0 0 L 21600 0 21600 21600 0 21600 0 0 Z N"/>
        </draw:custom-shape>
        <draw:frame draw:style-name="gr4" draw:text-style-name="P2" draw:id="id5" draw:layer="layout" svg:width="3.968cm" svg:height="3.968cm" svg:x="16.332cm" svg:y="20.233cm">
          <draw:image xlink:href="Pictures/100000000000009600000096BC068619.png" xlink:type="simple" xlink:show="embed" xlink:actuate="onLoad">
            <text:p/>
          </draw:image>
        </draw:frame>
        <draw:connector draw:style-name="gr5" draw:text-style-name="P2" draw:layer="layout" draw:type="curve" svg:x1="8.31cm" svg:y1="11.85cm" svg:x2="11.851cm" svg:y2="13.398cm" draw:start-shape="id1" draw:start-glue-point="1" draw:end-shape="id2" draw:end-glue-point="3" svg:d="m8310 11850c2655 0 885 1548 3541 1548">
          <text:p/>
        </draw:connector>
        <draw:connector draw:style-name="gr5" draw:text-style-name="P2" draw:layer="layout" draw:type="curve" svg:x1="16.751cm" svg:y1="17.29cm" svg:x2="13.65cm" svg:y2="20.865cm" draw:start-shape="id3" draw:start-glue-point="2" draw:end-shape="id4" draw:end-glue-point="0" svg:d="m16751 17290c0 2682-3101 895-3101 3575">
          <text:p/>
        </draw:connector>
        <draw:connector draw:style-name="gr5" draw:text-style-name="P2" draw:layer="layout" draw:type="curve" svg:x1="16.751cm" svg:y1="17.29cm" svg:x2="18.316cm" svg:y2="20.233cm" draw:start-shape="id3" draw:end-shape="id5" draw:end-glue-point="0" svg:d="m16751 17290c0 2208 1565 737 1565 2943">
          <text:p/>
        </draw:connector>
        <draw:connector draw:style-name="gr5" draw:text-style-name="P2" draw:layer="layout" draw:type="curve" svg:x1="11.49cm" svg:y1="22.393cm" svg:x2="8.346cm" svg:y2="24.409cm" draw:start-shape="id4" draw:start-glue-point="3" draw:end-shape="id6" draw:end-glue-point="1" svg:d="m11490 22393c-2359 0-788 2016-3144 2016">
          <text:p/>
        </draw:connector>
        <draw:connector draw:style-name="gr5" draw:text-style-name="P2" draw:layer="layout" draw:type="curve" svg:x1="8.235cm" svg:y1="18.743cm" svg:x2="11.776cm" svg:y2="17.496cm" draw:start-shape="id7" draw:start-glue-point="1" draw:end-shape="id8" draw:end-glue-point="3" svg:d="m8235 18743c2655 0 885-1247 3541-1247">
          <text:p/>
        </draw:connector>
        <draw:connector draw:style-name="gr5" draw:text-style-name="P2" draw:layer="layout" draw:type="curve" svg:x1="8.236cm" svg:y1="17.179cm" svg:x2="11.812cm" svg:y2="15.372cm" draw:start-shape="id9" draw:start-glue-point="1" draw:end-shape="id10" draw:end-glue-point="3" svg:d="m8236 17179c2682 0 894-1807 3576-1807">
          <text:p/>
        </draw:connector>
        <draw:custom-shape draw:style-name="gr1" draw:text-style-name="P2" draw:id="id11" draw:layer="layout" svg:width="19.59cm" svg:height="7.049cm" svg:x="1cm" svg:y="1cm">
          <text:p text:style-name="P1"><text:span text:style-name="T1">PC</text:span>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735cm" svg:height="3.922cm" svg:x="12.897cm" svg:y="2.51cm">
          <draw:image xlink:href="Pictures/100000000000024E00000193BF18007D.png" xlink:type="simple" xlink:show="embed" xlink:actuate="onLoad">
            <text:p/>
          </draw:image>
        </draw:frame>
        <draw:connector draw:style-name="gr7" draw:text-style-name="P2" draw:layer="layout" draw:type="curve" draw:line-skew="0.215cm" svg:x1="16.751cm" svg:y1="14.234cm" svg:x2="10.795cm" svg:y2="8.049cm" draw:start-shape="id3" draw:start-glue-point="0" draw:end-shape="id11" draw:end-glue-point="2" svg:d="m16751 14234c0-4317-5956-1225-5956-6185">
          <text:p/>
        </draw:connector>
        <draw:frame draw:style-name="gr8" draw:text-style-name="P2" draw:layer="layout" svg:width="2.437cm" svg:height="0.963cm" svg:x="11.117cm" svg:y="8.5cm">
          <draw:text-box>
            <text:p text:style-name="P2">RS232</text:p>
          </draw:text-box>
        </draw:frame>
        <draw:frame draw:style-name="gr8" draw:text-style-name="P2" draw:layer="layout" svg:width="2.369cm" svg:height="0.963cm" svg:x="8.356cm" svg:y="10.885cm">
          <draw:text-box>
            <text:p text:style-name="P2">PT100</text:p>
          </draw:text-box>
        </draw:frame>
        <draw:frame draw:style-name="gr8" draw:text-style-name="P2" draw:layer="layout" svg:width="2.369cm" svg:height="0.963cm" svg:x="7.498cm" svg:y="15.544cm">
          <draw:text-box>
            <text:p text:style-name="P2">PT100</text:p>
          </draw:text-box>
        </draw:frame>
        <draw:frame draw:style-name="gr8" draw:text-style-name="P2" draw:layer="layout" svg:width="2.225cm" svg:height="0.963cm" svg:x="8.503cm" svg:y="18.637cm">
          <draw:text-box>
            <text:p text:style-name="P2">sonde</text:p>
          </draw:text-box>
        </draw:frame>
        <draw:frame draw:style-name="gr8" draw:text-style-name="P2" draw:layer="layout" svg:width="1.984cm" svg:height="0.963cm" svg:x="13.951cm" svg:y="18.226cm">
          <draw:text-box>
            <text:p text:style-name="P2">0..5V</text:p>
          </draw:text-box>
        </draw:frame>
        <draw:frame draw:style-name="gr9" draw:layer="layout" svg:width="6.196cm" svg:height="0.962cm" svg:x="14.487cm" svg:y="25.978cm">
          <draw:text-box>
            <text:p>MV... Meßverstärker</text:p>
          </draw:text-box>
        </draw:frame>
        <draw:custom-shape draw:style-name="gr3" draw:text-style-name="P2" draw:id="id2" draw:layer="layout" svg:width="1.378cm" svg:height="1.154cm" svg:x="11.851cm" svg:y="12.821cm">
          <text:p text:style-name="P2">MV</text:p>
          <draw:enhanced-geometry svg:viewBox="0 0 21600 21600" draw:type="rectangle" draw:enhanced-path="M 0 0 L 21600 0 21600 21600 0 21600 0 0 Z N"/>
        </draw:custom-shape>
        <draw:custom-shape draw:style-name="gr3" draw:text-style-name="P2" draw:id="id10" draw:layer="layout" svg:width="1.378cm" svg:height="1.154cm" svg:x="11.812cm" svg:y="14.795cm">
          <text:p text:style-name="P2">MV</text:p>
          <draw:enhanced-geometry svg:viewBox="0 0 21600 21600" draw:type="rectangle" draw:enhanced-path="M 0 0 L 21600 0 21600 21600 0 21600 0 0 Z N"/>
        </draw:custom-shape>
        <draw:custom-shape draw:style-name="gr3" draw:text-style-name="P2" draw:id="id8" draw:layer="layout" svg:width="1.378cm" svg:height="1.154cm" svg:x="11.776cm" svg:y="16.919cm">
          <text:p text:style-name="P2">MV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3.229cm" svg:y1="13.398cm" svg:x2="14.59cm" svg:y2="15.762cm" draw:start-shape="id2" draw:start-glue-point="1" draw:end-shape="id3" draw:end-glue-point="3" svg:d="m13229 13398c1020 0 340 2364 1361 2364">
          <text:p/>
        </draw:connector>
        <draw:connector draw:style-name="gr5" draw:text-style-name="P2" draw:layer="layout" draw:type="curve" svg:x1="13.19cm" svg:y1="15.372cm" svg:x2="14.59cm" svg:y2="15.762cm" draw:start-shape="id10" draw:start-glue-point="1" draw:end-shape="id3" draw:end-glue-point="3" svg:d="m13190 15372c1050 0 350 390 1400 390">
          <text:p/>
        </draw:connector>
        <draw:connector draw:style-name="gr5" draw:text-style-name="P2" draw:layer="layout" draw:type="curve" svg:x1="13.154cm" svg:y1="17.496cm" svg:x2="14.59cm" svg:y2="15.762cm" draw:start-shape="id8" draw:start-glue-point="1" draw:end-shape="id3" draw:end-glue-point="3" svg:d="m13154 17496c1077 0 359-1734 1436-1734">
          <text:p/>
        </draw:connector>
        <draw:frame draw:style-name="gr4" draw:text-style-name="P2" draw:layer="layout" svg:width="7.407cm" svg:height="2.38cm" svg:x="2.705cm" svg:y="2.909cm">
          <draw:image xlink:href="Pictures/10000000000001180000005AD381ECD8.png" xlink:type="simple" xlink:show="embed" xlink:actuate="onLoad">
            <text:p/>
          </draw:image>
        </draw:frame>
        <draw:custom-shape draw:style-name="gr2" draw:text-style-name="P2" draw:id="id12" draw:layer="layout" svg:width="4.103cm" svg:height="0.894cm" svg:x="4.175cm" svg:y="19.785cm">
          <text:p text:style-name="P2"><text:span text:style-name="T2">Anheizklappe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draw:line-skew="2.086cm" svg:x1="8.278cm" svg:y1="20.232cm" svg:x2="14.59cm" svg:y2="15.762cm" draw:start-shape="id12" draw:start-glue-point="1" draw:end-shape="id3" svg:d="m8278 20232c7861 0 4706-4470 6312-44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ru </meta:initial-creator>
    <meta:creation-date>2010-10-05T22:20:06</meta:creation-date>
    <dc:date>2010-10-17T19:22:07</dc:date>
    <dc:creator>mru </dc:creator>
    <meta:editing-duration>PT01H02M11S</meta:editing-duration>
    <meta:editing-cycles>17</meta:editing-cycles>
    <meta:generator>OpenOffice.org/3.2$Linux OpenOffice.org_project/320m19$Build-9505</meta:generator>
    <meta:document-statistic meta:object-count="34"/>
  </office:meta>
</office:document-meta>
</file>